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6" calcext:value-type="float">
            <text:p><text:s text:c="3"/>7,746</text:p>
          </table:table-cell>
          <table:table-cell table:style-name="ce36" office:value-type="float" office:value="142480" calcext:value-type="float">
            <text:p><text:s text:c="3"/>142,480</text:p>
          </table:table-cell>
          <table:table-cell table:style-name="ce36" office:value-type="float" office:value="9002584" calcext:value-type="float">
            <text:p><text:s text:c="3"/>9,002,584</text:p>
          </table:table-cell>
          <table:table-cell table:style-name="ce36" office:value-type="float" office:value="23215015" calcext:value-type="float">
            <text:p><text:s text:c="3"/>23,215,015</text:p>
          </table:table-cell>
          <table:table-cell table:style-name="ce36" office:value-type="float" office:value="11493738" calcext:value-type="float">
            <text:p><text:s text:c="3"/>11,493,738</text:p>
          </table:table-cell>
          <table:table-cell table:style-name="ce36" office:value-type="float" office:value="11721277" calcext:value-type="float">
            <text:p><text:s text:c="3"/>11,721,277</text:p>
          </table:table-cell>
          <table:table-cell table:style-name="ce53" office:value-type="float" office:value="98.06" calcext:value-type="float">
            <text:p>98.06</text:p>
          </table:table-cell>
          <table:table-cell table:style-name="ce53" office:value-type="float" office:value="641.35" calcext:value-type="float">
            <text:p>641.35</text:p>
          </table:table-cell>
          <table:table-cell table:style-name="ce64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03" calcext:value-type="float">
            <text:p><text:s text:c="3"/>142,503</text:p>
          </table:table-cell>
          <table:table-cell table:style-name="ce36" office:value-type="float" office:value="9008300" calcext:value-type="float">
            <text:p><text:s text:c="3"/>9,008,300</text:p>
          </table:table-cell>
          <table:table-cell table:style-name="ce36" office:value-type="float" office:value="23196178" calcext:value-type="float">
            <text:p><text:s text:c="3"/>23,196,178</text:p>
          </table:table-cell>
          <table:table-cell table:style-name="ce36" office:value-type="float" office:value="11482441" calcext:value-type="float">
            <text:p><text:s text:c="3"/>11,482,441</text:p>
          </table:table-cell>
          <table:table-cell table:style-name="ce36" office:value-type="float" office:value="11713737" calcext:value-type="float">
            <text:p><text:s text:c="3"/>11,713,737</text:p>
          </table:table-cell>
          <table:table-cell table:style-name="ce53" office:value-type="float" office:value="98.03" calcext:value-type="float">
            <text:p>98.03</text:p>
          </table:table-cell>
          <table:table-cell table:style-name="ce53" office:value-type="float" office:value="640.83" calcext:value-type="float">
            <text:p>640.83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7" calcext:value-type="float">
            <text:p><text:s text:c="3"/>7,747</text:p>
          </table:table-cell>
          <table:table-cell table:style-name="ce36" office:value-type="float" office:value="142506" calcext:value-type="float">
            <text:p><text:s text:c="3"/>142,506</text:p>
          </table:table-cell>
          <table:table-cell table:style-name="ce36" office:value-type="float" office:value="9014700" calcext:value-type="float">
            <text:p><text:s text:c="3"/>9,014,700</text:p>
          </table:table-cell>
          <table:table-cell table:style-name="ce36" office:value-type="float" office:value="23186278" calcext:value-type="float">
            <text:p><text:s text:c="3"/>23,186,278</text:p>
          </table:table-cell>
          <table:table-cell table:style-name="ce36" office:value-type="float" office:value="11475116" calcext:value-type="float">
            <text:p><text:s text:c="3"/>11,475,116</text:p>
          </table:table-cell>
          <table:table-cell table:style-name="ce36" office:value-type="float" office:value="11711162" calcext:value-type="float">
            <text:p><text:s text:c="3"/>11,711,162</text:p>
          </table:table-cell>
          <table:table-cell table:style-name="ce53" office:value-type="float" office:value="97.98" calcext:value-type="float">
            <text:p>97.98</text:p>
          </table:table-cell>
          <table:table-cell table:style-name="ce53" office:value-type="float" office:value="640.56" calcext:value-type="float">
            <text:p>640.5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26456" calcext:value-type="float">
            <text:p><text:s text:c="3"/>9,026,456</text:p>
          </table:table-cell>
          <table:table-cell table:style-name="ce36" office:value-type="float" office:value="23190064" calcext:value-type="float">
            <text:p><text:s text:c="3"/>23,190,064</text:p>
          </table:table-cell>
          <table:table-cell table:style-name="ce36" office:value-type="float" office:value="11475027" calcext:value-type="float">
            <text:p><text:s text:c="3"/>11,475,027</text:p>
          </table:table-cell>
          <table:table-cell table:style-name="ce36" office:value-type="float" office:value="11715037" calcext:value-type="float">
            <text:p><text:s text:c="3"/>11,715,037</text:p>
          </table:table-cell>
          <table:table-cell table:style-name="ce53" office:value-type="float" office:value="97.95" calcext:value-type="float">
            <text:p>97.95</text:p>
          </table:table-cell>
          <table:table-cell table:style-name="ce53" office:value-type="float" office:value="640.66" calcext:value-type="float">
            <text:p>640.6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5" calcext:value-type="float">
            <text:p><text:s text:c="3"/>142,535</text:p>
          </table:table-cell>
          <table:table-cell table:style-name="ce36" office:value-type="float" office:value="9042909" calcext:value-type="float">
            <text:p><text:s text:c="3"/>9,042,909</text:p>
          </table:table-cell>
          <table:table-cell table:style-name="ce36" office:value-type="float" office:value="23194554" calcext:value-type="float">
            <text:p><text:s text:c="3"/>23,194,554</text:p>
          </table:table-cell>
          <table:table-cell table:style-name="ce36" office:value-type="float" office:value="11475623" calcext:value-type="float">
            <text:p><text:s text:c="3"/>11,475,623</text:p>
          </table:table-cell>
          <table:table-cell table:style-name="ce36" office:value-type="float" office:value="11718931" calcext:value-type="float">
            <text:p><text:s text:c="3"/>11,718,931</text:p>
          </table:table-cell>
          <table:table-cell table:style-name="ce53" office:value-type="float" office:value="97.92" calcext:value-type="float">
            <text:p>97.92</text:p>
          </table:table-cell>
          <table:table-cell table:style-name="ce53" office:value-type="float" office:value="640.79" calcext:value-type="float">
            <text:p>640.79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062527" calcext:value-type="float">
            <text:p><text:s text:c="3"/>9,062,527</text:p>
          </table:table-cell>
          <table:table-cell table:style-name="ce36" office:value-type="float" office:value="23198133" calcext:value-type="float">
            <text:p><text:s text:c="3"/>23,198,133</text:p>
          </table:table-cell>
          <table:table-cell table:style-name="ce36" office:value-type="float" office:value="11475695" calcext:value-type="float">
            <text:p><text:s text:c="3"/>11,475,695</text:p>
          </table:table-cell>
          <table:table-cell table:style-name="ce36" office:value-type="float" office:value="11722438" calcext:value-type="float">
            <text:p><text:s text:c="3"/>11,722,438</text:p>
          </table:table-cell>
          <table:table-cell table:style-name="ce53" office:value-type="float" office:value="97.9" calcext:value-type="float">
            <text:p>97.90</text:p>
          </table:table-cell>
          <table:table-cell table:style-name="ce53" office:value-type="float" office:value="640.88" calcext:value-type="float">
            <text:p>640.88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4" calcext:value-type="float">
            <text:p><text:s text:c="3"/>142,474</text:p>
          </table:table-cell>
          <table:table-cell table:style-name="ce36" office:value-type="float" office:value="9113845" calcext:value-type="float">
            <text:p><text:s text:c="3"/>9,113,845</text:p>
          </table:table-cell>
          <table:table-cell table:style-name="ce36" office:value-type="float" office:value="23313550" calcext:value-type="float">
            <text:p><text:s text:c="3"/>23,313,550</text:p>
          </table:table-cell>
          <table:table-cell table:style-name="ce36" office:value-type="float" office:value="11520183" calcext:value-type="float">
            <text:p><text:s text:c="3"/>11,520,183</text:p>
          </table:table-cell>
          <table:table-cell table:style-name="ce36" office:value-type="float" office:value="11793367" calcext:value-type="float">
            <text:p><text:s text:c="3"/>11,793,367</text:p>
          </table:table-cell>
          <table:table-cell table:style-name="ce53" office:value-type="float" office:value="97.68" calcext:value-type="float">
            <text:p>97.68</text:p>
          </table:table-cell>
          <table:table-cell table:style-name="ce53" office:value-type="float" office:value="644.07" calcext:value-type="float">
            <text:p>644.0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90" calcext:value-type="float">
            <text:p><text:s text:c="3"/>142,490</text:p>
          </table:table-cell>
          <table:table-cell table:style-name="ce36" office:value-type="float" office:value="9128914" calcext:value-type="float">
            <text:p><text:s text:c="3"/>9,128,914</text:p>
          </table:table-cell>
          <table:table-cell table:style-name="ce36" office:value-type="float" office:value="23332929" calcext:value-type="float">
            <text:p><text:s text:c="3"/>23,332,929</text:p>
          </table:table-cell>
          <table:table-cell table:style-name="ce36" office:value-type="float" office:value="11527152" calcext:value-type="float">
            <text:p><text:s text:c="3"/>11,527,152</text:p>
          </table:table-cell>
          <table:table-cell table:style-name="ce36" office:value-type="float" office:value="11805777" calcext:value-type="float">
            <text:p><text:s text:c="3"/>11,805,777</text:p>
          </table:table-cell>
          <table:table-cell table:style-name="ce53" office:value-type="float" office:value="97.64" calcext:value-type="float">
            <text:p>97.64</text:p>
          </table:table-cell>
          <table:table-cell table:style-name="ce53" office:value-type="float" office:value="644.61" calcext:value-type="float">
            <text:p>644.61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3" calcext:value-type="float">
            <text:p><text:s text:c="3"/>142,563</text:p>
          </table:table-cell>
          <table:table-cell table:style-name="ce36" office:value-type="float" office:value="9139050" calcext:value-type="float">
            <text:p><text:s text:c="3"/>9,139,050</text:p>
          </table:table-cell>
          <table:table-cell table:style-name="ce36" office:value-type="float" office:value="23347374" calcext:value-type="float">
            <text:p><text:s text:c="3"/>23,347,374</text:p>
          </table:table-cell>
          <table:table-cell table:style-name="ce36" office:value-type="float" office:value="11532446" calcext:value-type="float">
            <text:p><text:s text:c="3"/>11,532,446</text:p>
          </table:table-cell>
          <table:table-cell table:style-name="ce36" office:value-type="float" office:value="11814928" calcext:value-type="float">
            <text:p><text:s text:c="3"/>11,814,928</text:p>
          </table:table-cell>
          <table:table-cell table:style-name="ce53" office:value-type="float" office:value="97.61" calcext:value-type="float">
            <text:p>97.61</text:p>
          </table:table-cell>
          <table:table-cell table:style-name="ce53" office:value-type="float" office:value="645.01" calcext:value-type="float">
            <text:p>645.01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4" office:value-type="float" office:value="0.0258197779499096" calcext:value-type="float">
            <text:p>0.03</text:p>
          </table:table-cell>
          <table:table-cell table:style-name="ce24" office:value-type="float" office:value="0.0582537900056148" calcext:value-type="float">
            <text:p>0.06</text:p>
          </table:table-cell>
          <table:table-cell table:style-name="ce24" office:value-type="float" office:value="1.51585367045728" calcext:value-type="float">
            <text:p>1.52</text:p>
          </table:table-cell>
          <table:table-cell table:style-name="ce24" office:value-type="float" office:value="0.570143934862846" calcext:value-type="float">
            <text:p>0.57</text:p>
          </table:table-cell>
          <table:table-cell table:style-name="ce24" office:value-type="float" office:value="0.336774685485262" calcext:value-type="float">
            <text:p>0.34</text:p>
          </table:table-cell>
          <table:table-cell table:style-name="ce24" office:value-type="float" office:value="0.798982909456026" calcext:value-type="float">
            <text:p>0.80</text:p>
          </table:table-cell>
          <table:table-cell table:style-name="ce24" office:value-type="float" office:value="-0.458902712624926" calcext:value-type="float">
            <text:p>–0.46</text:p>
          </table:table-cell>
          <table:table-cell table:style-name="ce24" office:value-type="float" office:value="0.570671240352377" calcext:value-type="float">
            <text:p>0.57</text:p>
          </table:table-cell>
          <table:table-cell table:style-name="ce24" office:value-type="float" office:value="-1.16279069767443" calcext:value-type="float">
            <text:p>–1.16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0.0512316653800267" calcext:value-type="float">
            <text:p>0.05</text:p>
          </table:table-cell>
          <table:table-cell table:style-name="ce25" office:value-type="float" office:value="0.111031827005929" calcext:value-type="float">
            <text:p>0.11</text:p>
          </table:table-cell>
          <table:table-cell table:style-name="ce25" office:value-type="float" office:value="0.0619082156380796" calcext:value-type="float">
            <text:p>0.06</text:p>
          </table:table-cell>
          <table:table-cell table:style-name="ce25" office:value-type="float" office:value="0.0459263485030821" calcext:value-type="float">
            <text:p>0.05</text:p>
          </table:table-cell>
          <table:table-cell table:style-name="ce25" office:value-type="float" office:value="0.0775128989815749" calcext:value-type="float">
            <text:p>0.08</text:p>
          </table:table-cell>
          <table:table-cell table:style-name="ce25" office:value-type="float" office:value="-0.0307251126587476" calcext:value-type="float">
            <text:p>–0.03</text:p>
          </table:table-cell>
          <table:table-cell table:style-name="ce25" office:value-type="float" office:value="0.0620530243092687" calcext:value-type="float">
            <text:p>0.06</text:p>
          </table:table-cell>
          <table:table-cell table:style-name="ce25" office:value-type="float" office:value="-0.390625000000009" calcext:value-type="float">
            <text:p>–0.39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4 月 底" calcext:value-type="string">
            <text:p><text:s/>中 華 民 國 <text:s/>112 年 4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63" calcext:value-type="float">
            <text:p><text:s text:c="3"/>142,563</text:p>
          </table:table-cell>
          <table:table-cell table:style-name="ce35" office:value-type="float" office:value="9139050" calcext:value-type="float">
            <text:p><text:s text:c="3"/>9,139,050</text:p>
          </table:table-cell>
          <table:table-cell table:style-name="ce35" office:value-type="float" office:value="23347374" calcext:value-type="float">
            <text:p><text:s text:c="3"/>23,347,374</text:p>
          </table:table-cell>
          <table:table-cell table:style-name="ce35" office:value-type="float" office:value="11532446" calcext:value-type="float">
            <text:p><text:s text:c="3"/>11,532,446</text:p>
          </table:table-cell>
          <table:table-cell table:style-name="ce35" office:value-type="float" office:value="11814928" calcext:value-type="float">
            <text:p><text:s text:c="3"/>11,814,928</text:p>
          </table:table-cell>
          <table:table-cell table:style-name="ce52" office:value-type="float" office:value="97.61" calcext:value-type="float">
            <text:p>97.61</text:p>
          </table:table-cell>
          <table:table-cell table:style-name="ce52" office:value-type="float" office:value="645.01" calcext:value-type="float">
            <text:p>645.01</text:p>
          </table:table-cell>
          <table:table-cell table:style-name="ce63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8" calcext:value-type="float">
            <text:p><text:s text:c="3"/>22,158</text:p>
          </table:table-cell>
          <table:table-cell table:style-name="ce35" office:value-type="float" office:value="1649805" calcext:value-type="float">
            <text:p><text:s text:c="3"/>1,649,805</text:p>
          </table:table-cell>
          <table:table-cell table:style-name="ce35" office:value-type="float" office:value="4017745" calcext:value-type="float">
            <text:p><text:s text:c="3"/>4,017,745</text:p>
          </table:table-cell>
          <table:table-cell table:style-name="ce35" office:value-type="float" office:value="1956579" calcext:value-type="float">
            <text:p><text:s text:c="3"/>1,956,579</text:p>
          </table:table-cell>
          <table:table-cell table:style-name="ce35" office:value-type="float" office:value="2061166" calcext:value-type="float">
            <text:p><text:s text:c="3"/>2,061,166</text:p>
          </table:table-cell>
          <table:table-cell table:style-name="ce52" office:value-type="float" office:value="94.93" calcext:value-type="float">
            <text:p>94.93</text:p>
          </table:table-cell>
          <table:table-cell table:style-name="ce52" office:value-type="float" office:value="1957.42" calcext:value-type="float">
            <text:p>1,957.42</text:p>
          </table:table-cell>
          <table:table-cell table:style-name="ce63" office:value-type="float" office:value="2.44" calcext:value-type="float">
            <text:p>2.44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2" calcext:value-type="float">
            <text:p><text:s text:c="3"/>9,572</text:p>
          </table:table-cell>
          <table:table-cell table:style-name="ce35" office:value-type="float" office:value="1056970" calcext:value-type="float">
            <text:p><text:s text:c="3"/>1,056,970</text:p>
          </table:table-cell>
          <table:table-cell table:style-name="ce35" office:value-type="float" office:value="2498488" calcext:value-type="float">
            <text:p><text:s text:c="3"/>2,498,488</text:p>
          </table:table-cell>
          <table:table-cell table:style-name="ce35" office:value-type="float" office:value="1183796" calcext:value-type="float">
            <text:p><text:s text:c="3"/>1,183,796</text:p>
          </table:table-cell>
          <table:table-cell table:style-name="ce35" office:value-type="float" office:value="1314692" calcext:value-type="float">
            <text:p><text:s text:c="3"/>1,314,692</text:p>
          </table:table-cell>
          <table:table-cell table:style-name="ce52" office:value-type="float" office:value="90.04" calcext:value-type="float">
            <text:p>90.04</text:p>
          </table:table-cell>
          <table:table-cell table:style-name="ce52" office:value-type="float" office:value="9192.39" calcext:value-type="float">
            <text:p>9,192.39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30" calcext:value-type="float">
            <text:p><text:s text:c="3"/>11,930</text:p>
          </table:table-cell>
          <table:table-cell table:style-name="ce35" office:value-type="float" office:value="886623" calcext:value-type="float">
            <text:p><text:s text:c="3"/>886,623</text:p>
          </table:table-cell>
          <table:table-cell table:style-name="ce35" office:value-type="float" office:value="2296333" calcext:value-type="float">
            <text:p><text:s text:c="3"/>2,296,333</text:p>
          </table:table-cell>
          <table:table-cell table:style-name="ce35" office:value-type="float" office:value="1133750" calcext:value-type="float">
            <text:p><text:s text:c="3"/>1,133,750</text:p>
          </table:table-cell>
          <table:table-cell table:style-name="ce35" office:value-type="float" office:value="1162583" calcext:value-type="float">
            <text:p><text:s text:c="3"/>1,162,583</text:p>
          </table:table-cell>
          <table:table-cell table:style-name="ce52" office:value-type="float" office:value="97.52" calcext:value-type="float">
            <text:p>97.52</text:p>
          </table:table-cell>
          <table:table-cell table:style-name="ce52" office:value-type="float" office:value="1880.77" calcext:value-type="float">
            <text:p>1,880.77</text:p>
          </table:table-cell>
          <table:table-cell table:style-name="ce63" office:value-type="float" office:value="2.59" calcext:value-type="float">
            <text:p>2.59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42378" calcext:value-type="float">
            <text:p><text:s text:c="3"/>1,042,378</text:p>
          </table:table-cell>
          <table:table-cell table:style-name="ce35" office:value-type="float" office:value="2828813" calcext:value-type="float">
            <text:p><text:s text:c="3"/>2,828,813</text:p>
          </table:table-cell>
          <table:table-cell table:style-name="ce35" office:value-type="float" office:value="1384726" calcext:value-type="float">
            <text:p><text:s text:c="3"/>1,384,726</text:p>
          </table:table-cell>
          <table:table-cell table:style-name="ce35" office:value-type="float" office:value="1444087" calcext:value-type="float">
            <text:p><text:s text:c="3"/>1,444,087</text:p>
          </table:table-cell>
          <table:table-cell table:style-name="ce52" office:value-type="float" office:value="95.89" calcext:value-type="float">
            <text:p>95.89</text:p>
          </table:table-cell>
          <table:table-cell table:style-name="ce52" office:value-type="float" office:value="1277.18" calcext:value-type="float">
            <text:p>1,277.18</text:p>
          </table:table-cell>
          <table:table-cell table:style-name="ce63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19547" calcext:value-type="float">
            <text:p><text:s text:c="3"/>719,547</text:p>
          </table:table-cell>
          <table:table-cell table:style-name="ce35" office:value-type="float" office:value="1857292" calcext:value-type="float">
            <text:p><text:s text:c="3"/>1,857,292</text:p>
          </table:table-cell>
          <table:table-cell table:style-name="ce35" office:value-type="float" office:value="922922" calcext:value-type="float">
            <text:p><text:s text:c="3"/>922,922</text:p>
          </table:table-cell>
          <table:table-cell table:style-name="ce35" office:value-type="float" office:value="934370" calcext:value-type="float">
            <text:p><text:s text:c="3"/>934,370</text:p>
          </table:table-cell>
          <table:table-cell table:style-name="ce52" office:value-type="float" office:value="98.77" calcext:value-type="float">
            <text:p>98.77</text:p>
          </table:table-cell>
          <table:table-cell table:style-name="ce52" office:value-type="float" office:value="847.44" calcext:value-type="float">
            <text:p>847.44</text:p>
          </table:table-cell>
          <table:table-cell table:style-name="ce63" office:value-type="float" office:value="2.58" calcext:value-type="float">
            <text:p>2.58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304" calcext:value-type="float">
            <text:p><text:s text:c="3"/>17,304</text:p>
          </table:table-cell>
          <table:table-cell table:style-name="ce35" office:value-type="float" office:value="1141337" calcext:value-type="float">
            <text:p><text:s text:c="3"/>1,141,337</text:p>
          </table:table-cell>
          <table:table-cell table:style-name="ce35" office:value-type="float" office:value="2734893" calcext:value-type="float">
            <text:p><text:s text:c="3"/>2,734,893</text:p>
          </table:table-cell>
          <table:table-cell table:style-name="ce35" office:value-type="float" office:value="1343562" calcext:value-type="float">
            <text:p><text:s text:c="3"/>1,343,562</text:p>
          </table:table-cell>
          <table:table-cell table:style-name="ce35" office:value-type="float" office:value="1391331" calcext:value-type="float">
            <text:p><text:s text:c="3"/>1,391,331</text:p>
          </table:table-cell>
          <table:table-cell table:style-name="ce52" office:value-type="float" office:value="96.57" calcext:value-type="float">
            <text:p>96.57</text:p>
          </table:table-cell>
          <table:table-cell table:style-name="ce52" office:value-type="float" office:value="926.5" calcext:value-type="float">
            <text:p>926.50</text:p>
          </table:table-cell>
          <table:table-cell table:style-name="ce63" office:value-type="float" office:value="2.4" calcext:value-type="float">
            <text:p>2.4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91" calcext:value-type="float">
            <text:p><text:s text:c="3"/>58,491</text:p>
          </table:table-cell>
          <table:table-cell table:style-name="ce35" office:value-type="float" office:value="2595378" calcext:value-type="float">
            <text:p><text:s text:c="3"/>2,595,378</text:p>
          </table:table-cell>
          <table:table-cell table:style-name="ce35" office:value-type="float" office:value="6957105" calcext:value-type="float">
            <text:p><text:s text:c="3"/>6,957,105</text:p>
          </table:table-cell>
          <table:table-cell table:style-name="ce35" office:value-type="float" office:value="3528157" calcext:value-type="float">
            <text:p><text:s text:c="3"/>3,528,157</text:p>
          </table:table-cell>
          <table:table-cell table:style-name="ce35" office:value-type="float" office:value="3428948" calcext:value-type="float">
            <text:p><text:s text:c="3"/>3,428,948</text:p>
          </table:table-cell>
          <table:table-cell table:style-name="ce52" office:value-type="float" office:value="102.89" calcext:value-type="float">
            <text:p>102.89</text:p>
          </table:table-cell>
          <table:table-cell table:style-name="ce52" office:value-type="float" office:value="277.07" calcext:value-type="float">
            <text:p>277.07</text:p>
          </table:table-cell>
          <table:table-cell table:style-name="ce63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1" calcext:value-type="float">
            <text:p><text:s text:c="3"/>3,661</text:p>
          </table:table-cell>
          <table:table-cell table:style-name="ce36" office:value-type="float" office:value="176735" calcext:value-type="float">
            <text:p><text:s text:c="3"/>176,735</text:p>
          </table:table-cell>
          <table:table-cell table:style-name="ce36" office:value-type="float" office:value="449624" calcext:value-type="float">
            <text:p><text:s text:c="3"/>449,624</text:p>
          </table:table-cell>
          <table:table-cell table:style-name="ce36" office:value-type="float" office:value="225958" calcext:value-type="float">
            <text:p><text:s text:c="3"/>225,958</text:p>
          </table:table-cell>
          <table:table-cell table:style-name="ce36" office:value-type="float" office:value="223666" calcext:value-type="float">
            <text:p><text:s text:c="3"/>223,666</text:p>
          </table:table-cell>
          <table:table-cell table:style-name="ce53" office:value-type="float" office:value="101.02" calcext:value-type="float">
            <text:p>101.02</text:p>
          </table:table-cell>
          <table:table-cell table:style-name="ce53" office:value-type="float" office:value="209.75" calcext:value-type="float">
            <text:p>209.75</text:p>
          </table:table-cell>
          <table:table-cell table:style-name="ce64" office:value-type="float" office:value="2.54" calcext:value-type="float">
            <text:p>2.54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406" calcext:value-type="float">
            <text:p><text:s text:c="3"/>3,406</text:p>
          </table:table-cell>
          <table:table-cell table:style-name="ce36" office:value-type="float" office:value="217299" calcext:value-type="float">
            <text:p><text:s text:c="3"/>217,299</text:p>
          </table:table-cell>
          <table:table-cell table:style-name="ce36" office:value-type="float" office:value="584832" calcext:value-type="float">
            <text:p><text:s text:c="3"/>584,832</text:p>
          </table:table-cell>
          <table:table-cell table:style-name="ce36" office:value-type="float" office:value="297905" calcext:value-type="float">
            <text:p><text:s text:c="3"/>297,905</text:p>
          </table:table-cell>
          <table:table-cell table:style-name="ce36" office:value-type="float" office:value="286927" calcext:value-type="float">
            <text:p><text:s text:c="3"/>286,927</text:p>
          </table:table-cell>
          <table:table-cell table:style-name="ce53" office:value-type="float" office:value="103.83" calcext:value-type="float">
            <text:p>103.83</text:p>
          </table:table-cell>
          <table:table-cell table:style-name="ce53" office:value-type="float" office:value="409.68" calcext:value-type="float">
            <text:p>409.68</text:p>
          </table:table-cell>
          <table:table-cell table:style-name="ce64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6" calcext:value-type="float">
            <text:p><text:s text:c="3"/>4,696</text:p>
          </table:table-cell>
          <table:table-cell table:style-name="ce36" office:value-type="float" office:value="197645" calcext:value-type="float">
            <text:p><text:s text:c="3"/>197,645</text:p>
          </table:table-cell>
          <table:table-cell table:style-name="ce36" office:value-type="float" office:value="534832" calcext:value-type="float">
            <text:p><text:s text:c="3"/>534,832</text:p>
          </table:table-cell>
          <table:table-cell table:style-name="ce36" office:value-type="float" office:value="275247" calcext:value-type="float">
            <text:p><text:s text:c="3"/>275,247</text:p>
          </table:table-cell>
          <table:table-cell table:style-name="ce36" office:value-type="float" office:value="259585" calcext:value-type="float">
            <text:p><text:s text:c="3"/>259,585</text:p>
          </table:table-cell>
          <table:table-cell table:style-name="ce53" office:value-type="float" office:value="106.03" calcext:value-type="float">
            <text:p>106.03</text:p>
          </table:table-cell>
          <table:table-cell table:style-name="ce53" office:value-type="float" office:value="293.81" calcext:value-type="float">
            <text:p>293.81</text:p>
          </table:table-cell>
          <table:table-cell table:style-name="ce64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5" calcext:value-type="float">
            <text:p><text:s text:c="3"/>9,215</text:p>
          </table:table-cell>
          <table:table-cell table:style-name="ce36" office:value-type="float" office:value="403455" calcext:value-type="float">
            <text:p><text:s text:c="3"/>403,455</text:p>
          </table:table-cell>
          <table:table-cell table:style-name="ce36" office:value-type="float" office:value="1243659" calcext:value-type="float">
            <text:p><text:s text:c="3"/>1,243,659</text:p>
          </table:table-cell>
          <table:table-cell table:style-name="ce36" office:value-type="float" office:value="630659" calcext:value-type="float">
            <text:p><text:s text:c="3"/>630,659</text:p>
          </table:table-cell>
          <table:table-cell table:style-name="ce36" office:value-type="float" office:value="613000" calcext:value-type="float">
            <text:p><text:s text:c="3"/>613,000</text:p>
          </table:table-cell>
          <table:table-cell table:style-name="ce53" office:value-type="float" office:value="102.88" calcext:value-type="float">
            <text:p>102.88</text:p>
          </table:table-cell>
          <table:table-cell table:style-name="ce53" office:value-type="float" office:value="1157.54" calcext:value-type="float">
            <text:p>1,157.54</text:p>
          </table:table-cell>
          <table:table-cell table:style-name="ce64" office:value-type="float" office:value="3.08" calcext:value-type="float">
            <text:p>3.08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3" calcext:value-type="float">
            <text:p><text:s text:c="3"/>4,213</text:p>
          </table:table-cell>
          <table:table-cell table:style-name="ce36" office:value-type="float" office:value="180027" calcext:value-type="float">
            <text:p><text:s text:c="3"/>180,027</text:p>
          </table:table-cell>
          <table:table-cell table:style-name="ce36" office:value-type="float" office:value="479044" calcext:value-type="float">
            <text:p><text:s text:c="3"/>479,044</text:p>
          </table:table-cell>
          <table:table-cell table:style-name="ce36" office:value-type="float" office:value="244183" calcext:value-type="float">
            <text:p><text:s text:c="3"/>244,183</text:p>
          </table:table-cell>
          <table:table-cell table:style-name="ce36" office:value-type="float" office:value="234861" calcext:value-type="float">
            <text:p><text:s text:c="3"/>234,861</text:p>
          </table:table-cell>
          <table:table-cell table:style-name="ce53" office:value-type="float" office:value="103.97" calcext:value-type="float">
            <text:p>103.97</text:p>
          </table:table-cell>
          <table:table-cell table:style-name="ce53" office:value-type="float" office:value="116.66" calcext:value-type="float">
            <text:p>116.66</text:p>
          </table:table-cell>
          <table:table-cell table:style-name="ce64" office:value-type="float" office:value="2.66" calcext:value-type="float">
            <text:p>2.66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1" calcext:value-type="float">
            <text:p><text:s text:c="3"/>6,511</text:p>
          </table:table-cell>
          <table:table-cell table:style-name="ce36" office:value-type="float" office:value="245823" calcext:value-type="float">
            <text:p><text:s text:c="3"/>245,823</text:p>
          </table:table-cell>
          <table:table-cell table:style-name="ce36" office:value-type="float" office:value="662550" calcext:value-type="float">
            <text:p><text:s text:c="3"/>662,550</text:p>
          </table:table-cell>
          <table:table-cell table:style-name="ce36" office:value-type="float" office:value="341928" calcext:value-type="float">
            <text:p><text:s text:c="3"/>341,928</text:p>
          </table:table-cell>
          <table:table-cell table:style-name="ce36" office:value-type="float" office:value="320622" calcext:value-type="float">
            <text:p><text:s text:c="3"/>320,622</text:p>
          </table:table-cell>
          <table:table-cell table:style-name="ce53" office:value-type="float" office:value="106.65" calcext:value-type="float">
            <text:p>106.65</text:p>
          </table:table-cell>
          <table:table-cell table:style-name="ce53" office:value-type="float" office:value="513.27" calcext:value-type="float">
            <text:p>513.27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6" calcext:value-type="float">
            <text:p><text:s text:c="3"/>5,366</text:p>
          </table:table-cell>
          <table:table-cell table:style-name="ce36" office:value-type="float" office:value="185562" calcext:value-type="float">
            <text:p><text:s text:c="3"/>185,562</text:p>
          </table:table-cell>
          <table:table-cell table:style-name="ce36" office:value-type="float" office:value="486774" calcext:value-type="float">
            <text:p><text:s text:c="3"/>486,774</text:p>
          </table:table-cell>
          <table:table-cell table:style-name="ce36" office:value-type="float" office:value="252135" calcext:value-type="float">
            <text:p><text:s text:c="3"/>252,135</text:p>
          </table:table-cell>
          <table:table-cell table:style-name="ce36" office:value-type="float" office:value="234639" calcext:value-type="float">
            <text:p><text:s text:c="3"/>234,639</text:p>
          </table:table-cell>
          <table:table-cell table:style-name="ce53" office:value-type="float" office:value="107.46" calcext:value-type="float">
            <text:p>107.46</text:p>
          </table:table-cell>
          <table:table-cell table:style-name="ce53" office:value-type="float" office:value="255.71" calcext:value-type="float">
            <text:p>255.71</text:p>
          </table:table-cell>
          <table:table-cell table:style-name="ce64" office:value-type="float" office:value="2.62" calcext:value-type="float">
            <text:p>2.6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295812" calcext:value-type="float">
            <text:p><text:s text:c="3"/>295,812</text:p>
          </table:table-cell>
          <table:table-cell table:style-name="ce36" office:value-type="float" office:value="797771" calcext:value-type="float">
            <text:p><text:s text:c="3"/>797,771</text:p>
          </table:table-cell>
          <table:table-cell table:style-name="ce36" office:value-type="float" office:value="404928" calcext:value-type="float">
            <text:p><text:s text:c="3"/>404,928</text:p>
          </table:table-cell>
          <table:table-cell table:style-name="ce36" office:value-type="float" office:value="392843" calcext:value-type="float">
            <text:p><text:s text:c="3"/>392,843</text:p>
          </table:table-cell>
          <table:table-cell table:style-name="ce53" office:value-type="float" office:value="103.08" calcext:value-type="float">
            <text:p>103.08</text:p>
          </table:table-cell>
          <table:table-cell table:style-name="ce53" office:value-type="float" office:value="287.42" calcext:value-type="float">
            <text:p>287.42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79" calcext:value-type="float">
            <text:p><text:s text:c="3"/>2,379</text:p>
          </table:table-cell>
          <table:table-cell table:style-name="ce36" office:value-type="float" office:value="84400" calcext:value-type="float">
            <text:p><text:s text:c="3"/>84,400</text:p>
          </table:table-cell>
          <table:table-cell table:style-name="ce36" office:value-type="float" office:value="212196" calcext:value-type="float">
            <text:p><text:s text:c="3"/>212,196</text:p>
          </table:table-cell>
          <table:table-cell table:style-name="ce36" office:value-type="float" office:value="108457" calcext:value-type="float">
            <text:p><text:s text:c="3"/>108,457</text:p>
          </table:table-cell>
          <table:table-cell table:style-name="ce36" office:value-type="float" office:value="103739" calcext:value-type="float">
            <text:p><text:s text:c="3"/>103,739</text:p>
          </table:table-cell>
          <table:table-cell table:style-name="ce53" office:value-type="float" office:value="104.55" calcext:value-type="float">
            <text:p>104.55</text:p>
          </table:table-cell>
          <table:table-cell table:style-name="ce53" office:value-type="float" office:value="60.36" calcext:value-type="float">
            <text:p>60.36</text:p>
          </table:table-cell>
          <table:table-cell table:style-name="ce64" office:value-type="float" office:value="2.51" calcext:value-type="float">
            <text:p>2.5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4" calcext:value-type="float">
            <text:p><text:s text:c="3"/>3,624</text:p>
          </table:table-cell>
          <table:table-cell table:style-name="ce36" office:value-type="float" office:value="128408" calcext:value-type="float">
            <text:p><text:s text:c="3"/>128,408</text:p>
          </table:table-cell>
          <table:table-cell table:style-name="ce36" office:value-type="float" office:value="318692" calcext:value-type="float">
            <text:p><text:s text:c="3"/>318,692</text:p>
          </table:table-cell>
          <table:table-cell table:style-name="ce36" office:value-type="float" office:value="160459" calcext:value-type="float">
            <text:p><text:s text:c="3"/>160,459</text:p>
          </table:table-cell>
          <table:table-cell table:style-name="ce36" office:value-type="float" office:value="158233" calcext:value-type="float">
            <text:p><text:s text:c="3"/>158,233</text:p>
          </table:table-cell>
          <table:table-cell table:style-name="ce53" office:value-type="float" office:value="101.41" calcext:value-type="float">
            <text:p>101.41</text:p>
          </table:table-cell>
          <table:table-cell table:style-name="ce53" office:value-type="float" office:value="68.85" calcext:value-type="float">
            <text:p>68.85</text:p>
          </table:table-cell>
          <table:table-cell table:style-name="ce64" office:value-type="float" office:value="2.48" calcext:value-type="float">
            <text:p>2.4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9" calcext:value-type="float">
            <text:p><text:s text:c="3"/>1,399</text:p>
          </table:table-cell>
          <table:table-cell table:style-name="ce36" office:value-type="float" office:value="42997" calcext:value-type="float">
            <text:p><text:s text:c="3"/>42,997</text:p>
          </table:table-cell>
          <table:table-cell table:style-name="ce36" office:value-type="float" office:value="107397" calcext:value-type="float">
            <text:p><text:s text:c="3"/>107,397</text:p>
          </table:table-cell>
          <table:table-cell table:style-name="ce36" office:value-type="float" office:value="55100" calcext:value-type="float">
            <text:p><text:s text:c="3"/>55,100</text:p>
          </table:table-cell>
          <table:table-cell table:style-name="ce36" office:value-type="float" office:value="52297" calcext:value-type="float">
            <text:p><text:s text:c="3"/>52,297</text:p>
          </table:table-cell>
          <table:table-cell table:style-name="ce53" office:value-type="float" office:value="105.36" calcext:value-type="float">
            <text:p>105.36</text:p>
          </table:table-cell>
          <table:table-cell table:style-name="ce53" office:value-type="float" office:value="846.55" calcext:value-type="float">
            <text:p>846.55</text:p>
          </table:table-cell>
          <table:table-cell table:style-name="ce64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4" calcext:value-type="float">
            <text:p><text:s text:c="3"/>3,324</text:p>
          </table:table-cell>
          <table:table-cell table:style-name="ce36" office:value-type="float" office:value="157747" calcext:value-type="float">
            <text:p><text:s text:c="3"/>157,747</text:p>
          </table:table-cell>
          <table:table-cell table:style-name="ce36" office:value-type="float" office:value="362325" calcext:value-type="float">
            <text:p><text:s text:c="3"/>362,325</text:p>
          </table:table-cell>
          <table:table-cell table:style-name="ce36" office:value-type="float" office:value="180389" calcext:value-type="float">
            <text:p><text:s text:c="3"/>180,389</text:p>
          </table:table-cell>
          <table:table-cell table:style-name="ce36" office:value-type="float" office:value="181936" calcext:value-type="float">
            <text:p><text:s text:c="3"/>181,936</text:p>
          </table:table-cell>
          <table:table-cell table:style-name="ce53" office:value-type="float" office:value="99.15" calcext:value-type="float">
            <text:p>99.15</text:p>
          </table:table-cell>
          <table:table-cell table:style-name="ce53" office:value-type="float" office:value="2729.2" calcext:value-type="float">
            <text:p>2,729.20</text:p>
          </table:table-cell>
          <table:table-cell table:style-name="ce64" office:value-type="float" office:value="2.3" calcext:value-type="float">
            <text:p>2.3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6" calcext:value-type="float">
            <text:p><text:s text:c="3"/>2,166</text:p>
          </table:table-cell>
          <table:table-cell table:style-name="ce36" office:value-type="float" office:value="176752" calcext:value-type="float">
            <text:p><text:s text:c="3"/>176,752</text:p>
          </table:table-cell>
          <table:table-cell table:style-name="ce36" office:value-type="float" office:value="453824" calcext:value-type="float">
            <text:p><text:s text:c="3"/>453,824</text:p>
          </table:table-cell>
          <table:table-cell table:style-name="ce36" office:value-type="float" office:value="223942" calcext:value-type="float">
            <text:p><text:s text:c="3"/>223,942</text:p>
          </table:table-cell>
          <table:table-cell table:style-name="ce36" office:value-type="float" office:value="229882" calcext:value-type="float">
            <text:p><text:s text:c="3"/>229,882</text:p>
          </table:table-cell>
          <table:table-cell table:style-name="ce53" office:value-type="float" office:value="97.42" calcext:value-type="float">
            <text:p>97.42</text:p>
          </table:table-cell>
          <table:table-cell table:style-name="ce53" office:value-type="float" office:value="4357.3" calcext:value-type="float">
            <text:p>4,357.30</text:p>
          </table:table-cell>
          <table:table-cell table:style-name="ce64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2716" calcext:value-type="float">
            <text:p><text:s text:c="3"/>102,716</text:p>
          </table:table-cell>
          <table:table-cell table:style-name="ce36" office:value-type="float" office:value="263585" calcext:value-type="float">
            <text:p><text:s text:c="3"/>263,585</text:p>
          </table:table-cell>
          <table:table-cell table:style-name="ce36" office:value-type="float" office:value="126867" calcext:value-type="float">
            <text:p><text:s text:c="3"/>126,867</text:p>
          </table:table-cell>
          <table:table-cell table:style-name="ce36" office:value-type="float" office:value="136718" calcext:value-type="float">
            <text:p><text:s text:c="3"/>136,718</text:p>
          </table:table-cell>
          <table:table-cell table:style-name="ce53" office:value-type="float" office:value="92.79" calcext:value-type="float">
            <text:p>92.79</text:p>
          </table:table-cell>
          <table:table-cell table:style-name="ce53" office:value-type="float" office:value="4391.21" calcext:value-type="float">
            <text:p>4,391.21</text:p>
          </table:table-cell>
          <table:table-cell table:style-name="ce64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7012" calcext:value-type="float">
            <text:p><text:s text:c="3"/>47,012</text:p>
          </table:table-cell>
          <table:table-cell table:style-name="ce35" office:value-type="float" office:value="156705" calcext:value-type="float">
            <text:p><text:s text:c="3"/>156,705</text:p>
          </table:table-cell>
          <table:table-cell table:style-name="ce35" office:value-type="float" office:value="78954" calcext:value-type="float">
            <text:p><text:s text:c="3"/>78,954</text:p>
          </table:table-cell>
          <table:table-cell table:style-name="ce35" office:value-type="float" office:value="77751" calcext:value-type="float">
            <text:p><text:s text:c="3"/>77,751</text:p>
          </table:table-cell>
          <table:table-cell table:style-name="ce52" office:value-type="float" office:value="101.55" calcext:value-type="float">
            <text:p>101.55</text:p>
          </table:table-cell>
          <table:table-cell table:style-name="ce52" office:value-type="float" office:value="868.38" calcext:value-type="float">
            <text:p>868.38</text:p>
          </table:table-cell>
          <table:table-cell table:style-name="ce63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333" calcext:value-type="float">
            <text:p><text:s text:c="3"/>43,333</text:p>
          </table:table-cell>
          <table:table-cell table:style-name="ce36" office:value-type="float" office:value="142717" calcext:value-type="float">
            <text:p><text:s text:c="3"/>142,717</text:p>
          </table:table-cell>
          <table:table-cell table:style-name="ce36" office:value-type="float" office:value="70875" calcext:value-type="float">
            <text:p><text:s text:c="3"/>70,875</text:p>
          </table:table-cell>
          <table:table-cell table:style-name="ce36" office:value-type="float" office:value="71842" calcext:value-type="float">
            <text:p><text:s text:c="3"/>71,842</text:p>
          </table:table-cell>
          <table:table-cell table:style-name="ce53" office:value-type="float" office:value="98.65" calcext:value-type="float">
            <text:p>98.65</text:p>
          </table:table-cell>
          <table:table-cell table:style-name="ce53" office:value-type="float" office:value="941.06" calcext:value-type="float">
            <text:p>941.06</text:p>
          </table:table-cell>
          <table:table-cell table:style-name="ce64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679" calcext:value-type="float">
            <text:p><text:s text:c="3"/>3,679</text:p>
          </table:table-cell>
          <table:table-cell table:style-name="ce36" office:value-type="float" office:value="13988" calcext:value-type="float">
            <text:p><text:s text:c="3"/>13,988</text:p>
          </table:table-cell>
          <table:table-cell table:style-name="ce36" office:value-type="float" office:value="8079" calcext:value-type="float">
            <text:p><text:s text:c="3"/>8,079</text:p>
          </table:table-cell>
          <table:table-cell table:style-name="ce36" office:value-type="float" office:value="5909" calcext:value-type="float">
            <text:p><text:s text:c="3"/>5,909</text:p>
          </table:table-cell>
          <table:table-cell table:style-name="ce53" office:value-type="float" office:value="136.72" calcext:value-type="float">
            <text:p>136.72</text:p>
          </table:table-cell>
          <table:table-cell table:style-name="ce53" office:value-type="float" office:value="485.69" calcext:value-type="float">
            <text:p>485.69</text:p>
          </table:table-cell>
          <table:table-cell table:style-name="ce64" office:value-type="float" office:value="3.8" calcext:value-type="float">
            <text:p>3.8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